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013cm" fo:margin-left="0cm" table:align="left" fo:background-color="transparent">
        <style:background-image/>
      </style:table-properties>
    </style:style>
    <style:style style:name="Tabla1.A" style:family="table-column">
      <style:table-column-properties style:column-width="3.399cm"/>
    </style:style>
    <style:style style:name="Tabla1.B" style:family="table-column">
      <style:table-column-properties style:column-width="3.507cm"/>
    </style:style>
    <style:style style:name="Tabla1.C" style:family="table-column">
      <style:table-column-properties style:column-width="3.293cm"/>
    </style:style>
    <style:style style:name="Tabla1.D" style:family="table-column">
      <style:table-column-properties style:column-width="3.401cm"/>
    </style:style>
    <style:style style:name="Tabla1.E" style:family="table-column">
      <style:table-column-properties style:column-width="3.413cm"/>
    </style:style>
    <style:style style:name="Tabla1.A1" style:family="table-cell">
      <style:table-cell-properties fo:padding="0.097cm" fo:border-left="0.5pt solid #000000" fo:border-right="none" fo:border-top="0.5pt solid #000000" fo:border-bottom="0.5pt solid #000000"/>
    </style:style>
    <style:style style:name="Tabla1.E1" style:family="table-cell">
      <style:table-cell-properties fo:padding="0.097cm" fo:border="0.5pt solid #000000"/>
    </style:style>
    <style:style style:name="Tabla1.2" style:family="table-row">
      <style:table-row-properties fo:background-color="transparent">
        <style:background-image/>
      </style:table-row-properties>
    </style:style>
    <style:style style:name="Tabla1.A2" style:family="table-cell">
      <style:table-cell-properties fo:background-color="#ff6d6d" fo:padding="0.097cm" fo:border-left="0.5pt solid #000000" fo:border-right="none" fo:border-top="none" fo:border-bottom="0.5pt solid #000000">
        <style:background-image/>
      </style:table-cell-properties>
    </style:style>
    <style:style style:name="Tabla1.E2" style:family="table-cell">
      <style:table-cell-properties fo:background-color="#ff6d6d" fo:padding="0.097cm" fo:border-left="0.5pt solid #000000" fo:border-right="0.5pt solid #000000" fo:border-top="none" fo:border-bottom="0.5pt solid #000000">
        <style:background-image/>
      </style:table-cell-properties>
    </style:style>
    <style:style style:name="Tabla1.A6" style:family="table-cell">
      <style:table-cell-properties fo:background-color="#729fcf" fo:padding="0.097cm" fo:border-left="0.5pt solid #000000" fo:border-right="none" fo:border-top="none" fo:border-bottom="0.5pt solid #000000">
        <style:background-image/>
      </style:table-cell-properties>
    </style:style>
    <style:style style:name="Tabla1.E6" style:family="table-cell">
      <style:table-cell-properties fo:background-color="#729fcf" fo:padding="0.097cm" fo:border-left="0.5pt solid #000000" fo:border-right="0.5pt solid #000000" fo:border-top="none" fo:border-bottom="0.5pt solid #000000">
        <style:background-image/>
      </style:table-cell-properties>
    </style:style>
    <style:style style:name="P1" style:family="paragraph" style:parent-style-name="Standard">
      <style:text-properties fo:font-size="16pt" officeooo:rsid="001e947e" officeooo:paragraph-rsid="001e947e" style:font-size-asian="14pt" style:font-size-complex="16pt"/>
    </style:style>
    <style:style style:name="P2" style:family="paragraph" style:parent-style-name="Standard">
      <style:text-properties fo:font-size="12pt" officeooo:rsid="001e947e" officeooo:paragraph-rsid="001e947e" style:font-size-asian="10.5pt" style:font-size-complex="12pt"/>
    </style:style>
    <style:style style:name="P3" style:family="paragraph" style:parent-style-name="Standard">
      <style:text-properties fo:font-size="12pt" officeooo:rsid="001fbac9" officeooo:paragraph-rsid="001fbac9" style:font-size-asian="10.5pt" style:font-size-complex="12pt"/>
    </style:style>
    <style:style style:name="P4" style:family="paragraph" style:parent-style-name="Standard">
      <style:text-properties fo:font-size="12pt" officeooo:rsid="0022294c" officeooo:paragraph-rsid="0022294c" style:font-size-asian="10.5pt" style:font-size-complex="12pt"/>
    </style:style>
    <style:style style:name="P5" style:family="paragraph" style:parent-style-name="Standard">
      <style:paragraph-properties fo:text-align="start" style:justify-single-word="false"/>
      <style:text-properties fo:font-size="12pt" officeooo:rsid="00277b2e" officeooo:paragraph-rsid="00277b2e" style:font-size-asian="10.5pt" style:font-size-complex="12pt"/>
    </style:style>
    <style:style style:name="P6" style:family="paragraph" style:parent-style-name="Table_20_Contents">
      <style:paragraph-properties fo:text-align="start" style:justify-single-word="false"/>
      <style:text-properties fo:font-size="12pt" officeooo:rsid="00277b2e" officeooo:paragraph-rsid="00277b2e" style:font-size-asian="10.5pt" style:font-size-complex="12pt"/>
    </style:style>
    <style:style style:name="P7" style:family="paragraph" style:parent-style-name="Standard">
      <style:paragraph-properties fo:text-align="start" style:justify-single-word="false"/>
      <style:text-properties fo:font-size="12pt" officeooo:rsid="00277b2e" officeooo:paragraph-rsid="003d8b65" style:font-size-asian="10.5pt" style:font-size-complex="12pt"/>
    </style:style>
    <style:style style:name="P8" style:family="paragraph" style:parent-style-name="Standard">
      <style:paragraph-properties fo:text-align="start" style:justify-single-word="false"/>
      <style:text-properties fo:font-size="12pt" officeooo:rsid="003538f5" officeooo:paragraph-rsid="003538f5" style:font-size-asian="10.5pt" style:font-size-complex="12pt"/>
    </style:style>
    <style:style style:name="P9" style:family="paragraph" style:parent-style-name="Standard">
      <style:paragraph-properties fo:text-align="start" style:justify-single-word="false"/>
      <style:text-properties fo:font-size="12pt" officeooo:rsid="003538f5" officeooo:paragraph-rsid="0036722e" style:font-size-asian="10.5pt" style:font-size-complex="12pt"/>
    </style:style>
    <style:style style:name="P10" style:family="paragraph" style:parent-style-name="Standard">
      <style:paragraph-properties fo:text-align="start" style:justify-single-word="false"/>
      <style:text-properties fo:font-size="12pt" officeooo:rsid="0036722e" officeooo:paragraph-rsid="0036722e" style:font-size-asian="10.5pt" style:font-size-complex="12pt"/>
    </style:style>
    <style:style style:name="P11" style:family="paragraph" style:parent-style-name="Standard">
      <style:paragraph-properties fo:text-align="start" style:justify-single-word="false"/>
      <style:text-properties fo:font-size="12pt" officeooo:rsid="0036722e" officeooo:paragraph-rsid="0038c46d" style:font-size-asian="10.5pt" style:font-size-complex="12pt"/>
    </style:style>
    <style:style style:name="P12" style:family="paragraph" style:parent-style-name="Standard">
      <style:paragraph-properties fo:text-align="start" style:justify-single-word="false"/>
      <style:text-properties fo:font-size="12pt" officeooo:rsid="0038711a" officeooo:paragraph-rsid="0038711a" style:font-size-asian="10.5pt" style:font-size-complex="12pt"/>
    </style:style>
    <style:style style:name="P13" style:family="paragraph" style:parent-style-name="Standard">
      <style:paragraph-properties fo:text-align="start" style:justify-single-word="false"/>
      <style:text-properties fo:font-size="12pt" officeooo:rsid="0038711a" officeooo:paragraph-rsid="0038c46d" style:font-size-asian="10.5pt" style:font-size-complex="12pt"/>
    </style:style>
    <style:style style:name="P14" style:family="paragraph" style:parent-style-name="Table_20_Contents">
      <style:paragraph-properties fo:text-align="start" style:justify-single-word="false"/>
      <style:text-properties fo:font-size="12pt" style:font-size-asian="10.5pt" style:font-size-complex="12pt"/>
    </style:style>
    <style:style style:name="P15" style:family="paragraph" style:parent-style-name="Table_20_Contents">
      <style:paragraph-properties fo:text-align="start" style:justify-single-word="false"/>
      <style:text-properties fo:font-size="12pt" officeooo:rsid="00267725" officeooo:paragraph-rsid="00267725" style:font-size-asian="10.5pt" style:font-size-complex="12pt"/>
    </style:style>
    <style:style style:name="P16" style:family="paragraph" style:parent-style-name="Table_20_Contents">
      <style:paragraph-properties fo:text-align="start" style:justify-single-word="false"/>
      <style:text-properties fo:font-size="12pt" officeooo:rsid="00283947" officeooo:paragraph-rsid="00283947" style:font-size-asian="10.5pt" style:font-size-complex="12pt"/>
    </style:style>
    <style:style style:name="P17" style:family="paragraph" style:parent-style-name="Table_20_Contents">
      <style:paragraph-properties fo:text-align="start" style:justify-single-word="false"/>
      <style:text-properties fo:font-size="12pt" officeooo:rsid="00283947" officeooo:paragraph-rsid="003d8b65" style:font-size-asian="10.5pt" style:font-size-complex="12pt"/>
    </style:style>
    <style:style style:name="P18" style:family="paragraph" style:parent-style-name="Table_20_Contents">
      <style:paragraph-properties fo:text-align="start" style:justify-single-word="false"/>
      <style:text-properties fo:font-size="12pt" officeooo:rsid="0029a19c" officeooo:paragraph-rsid="0029a19c" style:font-size-asian="10.5pt" style:font-size-complex="12pt"/>
    </style:style>
    <style:style style:name="P19" style:family="paragraph" style:parent-style-name="Table_20_Contents">
      <style:paragraph-properties fo:text-align="start" style:justify-single-word="false"/>
      <style:text-properties fo:font-size="12pt" officeooo:rsid="002bf525" officeooo:paragraph-rsid="002bf525" style:font-size-asian="10.5pt" style:font-size-complex="12pt"/>
    </style:style>
    <style:style style:name="P20" style:family="paragraph" style:parent-style-name="Table_20_Contents">
      <style:paragraph-properties fo:text-align="start" style:justify-single-word="false"/>
      <style:text-properties fo:font-size="12pt" officeooo:rsid="002df376" officeooo:paragraph-rsid="002df376" style:font-size-asian="10.5pt" style:font-size-complex="12pt"/>
    </style:style>
    <style:style style:name="P21" style:family="paragraph" style:parent-style-name="Table_20_Contents">
      <style:paragraph-properties fo:text-align="start" style:justify-single-word="false"/>
      <style:text-properties fo:font-size="12pt" officeooo:rsid="003d8b65" officeooo:paragraph-rsid="003d8b65" style:font-size-asian="10.5pt" style:font-size-complex="12pt"/>
    </style:style>
    <style:style style:name="P22" style:family="paragraph" style:parent-style-name="Table_20_Contents">
      <style:paragraph-properties fo:text-align="start" style:justify-single-word="false"/>
      <style:text-properties fo:font-size="12pt" officeooo:rsid="003e477a" officeooo:paragraph-rsid="003e477a" style:font-size-asian="10.5pt" style:font-size-complex="12pt"/>
    </style:style>
    <style:style style:name="P23" style:family="paragraph" style:parent-style-name="Standard">
      <style:paragraph-properties fo:text-align="start" style:justify-single-word="false"/>
      <style:text-properties fo:font-size="12pt" officeooo:rsid="0038c46d" officeooo:paragraph-rsid="0038c46d" style:font-size-asian="10.5pt" style:font-size-complex="12pt"/>
    </style:style>
    <style:style style:name="P24" style:family="paragraph" style:parent-style-name="Standard">
      <style:paragraph-properties fo:text-align="start" style:justify-single-word="false"/>
      <style:text-properties fo:font-size="12pt" style:text-underline-style="solid" style:text-underline-width="auto" style:text-underline-color="font-color" officeooo:rsid="001fbac9" officeooo:paragraph-rsid="001fbac9" style:font-size-asian="10.5pt" style:font-size-complex="12pt"/>
    </style:style>
    <style:style style:name="P25" style:family="paragraph" style:parent-style-name="Standard">
      <style:paragraph-properties fo:text-align="start" style:justify-single-word="false"/>
      <style:text-properties fo:font-size="12pt" fo:font-style="normal" officeooo:rsid="0038711a" officeooo:paragraph-rsid="0038711a" style:font-size-asian="12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officeooo:rsid="0038c46d" officeooo:paragraph-rsid="0038711a" style:font-size-asian="12pt" style:font-style-asian="normal" style:font-size-complex="12pt" style:font-style-complex="normal"/>
    </style:style>
    <style:style style:name="P27" style:family="paragraph" style:parent-style-name="Standard">
      <style:paragraph-properties fo:text-align="center" style:justify-single-word="false"/>
      <style:text-properties fo:font-size="14pt" officeooo:rsid="001fbac9" officeooo:paragraph-rsid="001fbac9" style:font-size-asian="14pt" style:font-size-complex="14pt"/>
    </style:style>
    <style:style style:name="P28" style:family="paragraph" style:parent-style-name="Standard">
      <style:paragraph-properties fo:text-align="center" style:justify-single-word="false"/>
      <style:text-properties fo:font-size="14pt" officeooo:rsid="001fbac9" officeooo:paragraph-rsid="001fbac9" style:font-size-asian="12.25pt" style:font-size-complex="14pt"/>
    </style:style>
    <style:style style:name="P29" style:family="paragraph" style:parent-style-name="Standard">
      <style:paragraph-properties fo:text-align="start" style:justify-single-word="false"/>
      <style:text-properties fo:font-size="14pt" officeooo:rsid="00277b2e" officeooo:paragraph-rsid="00277b2e" style:font-size-asian="12.25pt" style:font-size-complex="14pt"/>
    </style:style>
    <style:style style:name="P30" style:family="paragraph" style:parent-style-name="Standard">
      <style:paragraph-properties fo:text-align="start" style:justify-single-word="false"/>
      <style:text-properties fo:font-size="14pt" officeooo:rsid="003538f5" officeooo:paragraph-rsid="003538f5" style:font-size-asian="12.25pt" style:font-size-complex="14pt"/>
    </style:style>
    <style:style style:name="P31" style:family="paragraph" style:parent-style-name="Standard">
      <style:text-properties fo:font-size="26pt" officeooo:rsid="001e947e" officeooo:paragraph-rsid="001e947e" style:font-size-asian="26pt" style:font-size-complex="26pt"/>
    </style:style>
    <style:style style:name="P32" style:family="paragraph" style:parent-style-name="Standard">
      <style:text-properties fo:font-size="18pt" officeooo:rsid="001e947e" officeooo:paragraph-rsid="001e947e" style:font-size-asian="18pt" style:font-size-complex="18pt"/>
    </style:style>
    <style:style style:name="P33" style:family="paragraph" style:parent-style-name="Standard">
      <style:paragraph-properties fo:text-align="start" style:justify-single-word="false"/>
      <style:text-properties fo:font-size="13pt" style:text-underline-style="none" officeooo:rsid="00283947" officeooo:paragraph-rsid="00283947" style:font-size-asian="13pt" style:font-size-complex="13pt"/>
    </style:style>
    <style:style style:name="P34" style:family="paragraph" style:parent-style-name="Standard" style:list-style-name="L1">
      <style:text-properties officeooo:paragraph-rsid="002fba4e"/>
    </style:style>
    <style:style style:name="P35" style:family="paragraph" style:parent-style-name="Standard" style:list-style-name="L1">
      <style:text-properties fo:font-size="12pt" officeooo:rsid="0022294c" officeooo:paragraph-rsid="002fba4e" style:font-size-asian="10.5pt" style:font-size-complex="12pt"/>
    </style:style>
    <style:style style:name="P36" style:family="paragraph" style:parent-style-name="Standard" style:list-style-name="L1">
      <style:text-properties fo:font-size="12pt" officeooo:rsid="0022294c" officeooo:paragraph-rsid="0022294c" style:font-size-asian="10.5pt" style:font-size-complex="12pt"/>
    </style:style>
    <style:style style:name="P37" style:family="paragraph" style:parent-style-name="Standard">
      <style:paragraph-properties fo:text-align="start" style:justify-single-word="false"/>
      <style:text-properties fo:font-size="12pt" officeooo:rsid="0038711a" officeooo:paragraph-rsid="00418f29" style:font-size-asian="10.5pt" style:font-size-complex="12pt"/>
    </style:style>
    <style:style style:name="P38" style:family="paragraph" style:parent-style-name="Standard">
      <style:paragraph-properties fo:text-align="start" style:justify-single-word="false"/>
      <style:text-properties fo:font-size="12pt" officeooo:rsid="00418f29" officeooo:paragraph-rsid="00418f29" style:font-size-asian="10.5pt" style:font-size-complex="12pt"/>
    </style:style>
    <style:style style:name="P39" style:family="paragraph" style:parent-style-name="Standard" style:list-style-name="L2">
      <style:paragraph-properties fo:text-align="start" style:justify-single-word="false"/>
      <style:text-properties fo:font-size="12pt" style:text-underline-style="none" officeooo:rsid="00283947" officeooo:paragraph-rsid="0029a19c" style:font-size-asian="10.5pt" style:font-size-complex="12pt"/>
    </style:style>
    <style:style style:name="P40" style:family="paragraph" style:parent-style-name="Standard" style:list-style-name="L2">
      <style:paragraph-properties fo:text-align="start" style:justify-single-word="false"/>
      <style:text-properties fo:font-size="12pt" style:text-underline-style="none" officeooo:rsid="0029a19c" officeooo:paragraph-rsid="00283947" style:font-size-asian="10.5pt" style:font-size-complex="12pt"/>
    </style:style>
    <style:style style:name="P41" style:family="paragraph" style:parent-style-name="Standard" style:list-style-name="L2">
      <style:paragraph-properties fo:text-align="start" style:justify-single-word="false"/>
      <style:text-properties fo:font-size="12pt" style:text-underline-style="none" officeooo:rsid="00329bf9" officeooo:paragraph-rsid="00329bf9" style:font-size-asian="10.5pt" style:font-size-complex="12pt"/>
    </style:style>
    <style:style style:name="P42" style:family="paragraph" style:parent-style-name="Standard" style:list-style-name="L2">
      <style:paragraph-properties fo:text-align="start" style:justify-single-word="false"/>
      <style:text-properties fo:font-size="12pt" style:text-underline-style="none" officeooo:rsid="00354cc9" officeooo:paragraph-rsid="00354cc9" style:font-size-asian="10.5pt" style:font-size-complex="12pt"/>
    </style:style>
    <style:style style:name="P43" style:family="paragraph" style:parent-style-name="Standard" style:list-style-name="L2">
      <style:paragraph-properties fo:text-align="start" style:justify-single-word="false"/>
      <style:text-properties officeooo:rsid="00329bf9" officeooo:paragraph-rsid="00329bf9"/>
    </style:style>
    <style:style style:name="P44" style:family="paragraph" style:parent-style-name="Standard">
      <style:paragraph-properties fo:text-align="start" style:justify-single-word="false"/>
      <style:text-properties fo:font-size="14pt" officeooo:rsid="00277b2e" officeooo:paragraph-rsid="00277b2e" style:font-size-asian="12.25pt" style:font-size-complex="14pt"/>
    </style:style>
    <style:style style:name="T1" style:family="text">
      <style:text-properties officeooo:rsid="001f46b3"/>
    </style:style>
    <style:style style:name="T2" style:family="text">
      <style:text-properties fo:color="#000000" loext:opacity="100%" fo:background-color="#81d41a" loext:char-shading-value="0"/>
    </style:style>
    <style:style style:name="T3" style:family="text">
      <style:text-properties fo:background-color="#81d41a" loext:char-shading-value="0"/>
    </style:style>
    <style:style style:name="T4" style:family="text">
      <style:text-properties fo:color="#ffffff" loext:opacity="100%" fo:background-color="#000000" loext:char-shading-value="0"/>
    </style:style>
    <style:style style:name="T5" style:family="text">
      <style:text-properties fo:color="#ffffff" loext:opacity="100%" officeooo:rsid="001f46b3" fo:background-color="#000000" loext:char-shading-value="0"/>
    </style:style>
    <style:style style:name="T6" style:family="text">
      <style:text-properties officeooo:rsid="00267725"/>
    </style:style>
    <style:style style:name="T7" style:family="text">
      <style:text-properties fo:font-size="12pt" officeooo:rsid="002df376" style:font-size-asian="10.5pt" style:font-size-complex="12pt"/>
    </style:style>
    <style:style style:name="T8" style:family="text">
      <style:text-properties fo:font-size="12pt" officeooo:rsid="002bf525" style:font-size-asian="10.5pt" style:font-size-complex="12pt"/>
    </style:style>
    <style:style style:name="T9" style:family="text">
      <style:text-properties fo:font-size="12pt" officeooo:rsid="002fba4e" style:font-size-asian="10.5pt" style:font-size-complex="12pt"/>
    </style:style>
    <style:style style:name="T10" style:family="text">
      <style:text-properties fo:font-size="12pt" style:text-underline-style="none" style:font-size-asian="10.5pt" style:font-size-complex="12pt"/>
    </style:style>
    <style:style style:name="T11" style:family="text">
      <style:text-properties fo:font-size="12pt" style:text-underline-style="none" officeooo:rsid="003e477a" style:font-size-asian="10.5pt" style:font-size-complex="12pt"/>
    </style:style>
    <style:style style:name="T12" style:family="text">
      <style:text-properties officeooo:rsid="00283947"/>
    </style:style>
    <style:style style:name="T13" style:family="text">
      <style:text-properties fo:font-size="13pt" officeooo:rsid="0029a19c" style:font-size-asian="13pt" style:font-size-complex="13pt"/>
    </style:style>
    <style:style style:name="T14" style:family="text">
      <style:text-properties officeooo:rsid="0029a19c"/>
    </style:style>
    <style:style style:name="T15" style:family="text">
      <style:text-properties officeooo:rsid="002bf525"/>
    </style:style>
    <style:style style:name="T16" style:family="text">
      <style:text-properties officeooo:rsid="002df376"/>
    </style:style>
    <style:style style:name="T17" style:family="text">
      <style:text-properties officeooo:rsid="002fba4e"/>
    </style:style>
    <style:style style:name="T18" style:family="text">
      <style:text-properties officeooo:rsid="0031018f"/>
    </style:style>
    <style:style style:name="T19" style:family="text">
      <style:text-properties officeooo:rsid="0036722e"/>
    </style:style>
    <style:style style:name="T20" style:family="text">
      <style:text-properties fo:font-style="italic" fo:background-color="#ffff00" loext:char-shading-value="0" style:font-style-asian="italic" style:font-style-complex="italic"/>
    </style:style>
    <style:style style:name="T21" style:family="text">
      <style:text-properties fo:font-style="italic" fo:background-color="#ffff00" loext:char-shading-value="0" style:font-size-asian="12pt" style:font-style-asian="italic" style:font-style-complex="italic"/>
    </style:style>
    <style:style style:name="T22" style:family="text">
      <style:text-properties fo:font-style="italic" style:font-size-asian="12pt" style:font-style-asian="italic" style:font-style-complex="italic"/>
    </style:style>
    <style:style style:name="T23" style:family="text">
      <style:text-properties style:font-size-asian="12pt"/>
    </style:style>
    <style:style style:name="T24" style:family="text">
      <style:text-properties fo:font-style="normal" style:font-size-asian="12pt" style:font-style-asian="normal" style:font-style-complex="normal"/>
    </style:style>
    <style:style style:name="T25" style:family="text">
      <style:text-properties fo:font-style="normal" officeooo:rsid="0038c46d" style:font-size-asian="12pt" style:font-style-asian="normal" style:font-style-complex="normal"/>
    </style:style>
    <style:style style:name="T26" style:family="text">
      <style:text-properties officeooo:rsid="003a6b37"/>
    </style:style>
    <style:style style:name="T27" style:family="text">
      <style:text-properties officeooo:rsid="003d8b65"/>
    </style:style>
    <style:style style:name="T28" style:family="text">
      <style:text-properties officeooo:rsid="003e477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stema Paralelos, Entrega TP 1</text:p>
      <text:p text:style-name="P1"/>
      <text:p text:style-name="P32">Grupo 12 -</text:p>
      <text:p text:style-name="P32">Juan Andrés Geido</text:p>
      <text:p text:style-name="P1"/>
      <text:p text:style-name="P4">Para ambos puntos, <text:span text:style-name="T26">como fue indicado,</text:span> se utiliza el cluster local de la facultad, <text:span text:style-name="T26">y</text:span> un equipo hogareño.</text:p>
      <text:p text:style-name="P4"/>
      <text:p text:style-name="P4">Características del equipo hogareño:</text:p>
      <text:list xml:id="list4272136935" text:style-name="L1">
        <text:list-item>
          <text:p text:style-name="P35"><text:span text:style-name="T16">CPU: </text:span>Intel i7 7700HQ, <text:span text:style-name="T17">a 2.8Ghz</text:span>. </text:p>
          <text:list>
            <text:list-item>
              <text:p text:style-name="P34"><text:span text:style-name="T9">D</text:span><text:span text:style-name="T8">esactive las tecnologías de turbo y reloj dinámico, </text:span><text:span text:style-name="T7">ya que para el objetivo del </text:span><text:span text:style-name="T9">TP </text:span><text:span text:style-name="T7">me pareció mas importante resultados consistentes que rápidos</text:span><text:span text:style-name="T8">.</text:span></text:p>
            </text:list-item>
          </text:list>
        </text:list-item>
        <text:list-item>
          <text:p text:style-name="P36"><text:span text:style-name="T17">RAM: </text:span>16gb, <text:span text:style-name="T17">DDR</text:span>4 a 2666mhz</text:p>
        </text:list-item>
        <text:list-item>
          <text:p text:style-name="P36">Sistema operativo: Linux Mint 21.1</text:p>
        </text:list-item>
      </text:list>
      <text:p text:style-name="P1"/>
      <text:p text:style-name="P27">Punto 1</text:p>
      <text:p text:style-name="P2"/>
      <text:p text:style-name="P2">Se utiliza <text:span text:style-name="T2">TIMES = 10</text:span> y <text:span text:style-name="T3">N = 10000000</text:span> en los números mostrados. <text:span text:style-name="T18">Se utilizo -O3 en gcc.</text:span></text:p>
      <text:p text:style-name="P2"/>
      <text:p text:style-name="P2">- Quadratic1: La solución Double parece tener mayor precisión, mientras que la solución Float redondea a 2.0000. El mismo comportamiento se observa tanto localmente como en el cluster.</text:p>
      <text:p text:style-name="P2">- Quadratic2: En todos los casos, tanto en el cluster como en la maquina local, la solución Double es mas rápida que la solución Float.</text:p>
      <text:p text:style-name="P2"><text:tab/>Maquina local:</text:p>
      <text:p text:style-name="P2"><text:tab/><text:tab/><text:span text:style-name="T4">Double: 0.179254</text:span></text:p>
      <text:p text:style-name="P2"><text:tab/><text:tab/><text:span text:style-name="T4">Float: 0.199837</text:span></text:p>
      <text:p text:style-name="P2"><text:tab/>Cluster:</text:p>
      <text:p text:style-name="P2"><text:tab/><text:tab/><text:span text:style-name="T4">Double: 0.208741</text:span></text:p>
      <text:p text:style-name="P2"><text:tab/><text:tab/><text:span text:style-name="T4">Float: 0.314845</text:span></text:p>
      <text:p text:style-name="P2">- Quadatric3: En todos los casos se observa lo contrario, <text:span text:style-name="T1">donde Double presenta un rendimiento no muy distinto al anterior, pero Float resulta mas rápido.</text:span></text:p>
      <text:p text:style-name="P2"><text:tab/><text:span text:style-name="T1">Maquina local:</text:span></text:p>
      <text:p text:style-name="P2"><text:tab/><text:tab/><text:span text:style-name="T5">Double: 0.192363</text:span></text:p>
      <text:p text:style-name="P2"><text:tab/><text:tab/><text:span text:style-name="T5">Float: 0.148209</text:span></text:p>
      <text:p text:style-name="P2"><text:tab/><text:span text:style-name="T1">Cluster:</text:span></text:p>
      <text:p text:style-name="P2"><text:tab/><text:tab/><text:span text:style-name="T5">Double: 0.208583</text:span></text:p>
      <text:p text:style-name="P2"><text:tab/><text:tab/><text:span text:style-name="T5">Float: 0.169362</text:span></text:p>
      <text:p text:style-name="P2"/>
      <text:p text:style-name="P3">Se observa que, a diferencia de Quadratric2, en Quadatric3 se usan constantes y funciones que son específicamente para Floats. Esto es seguramente lo que ocasiona el mejor rendimiento.</text:p>
      <text:p text:style-name="P3"/>
      <text:p text:style-name="P3"/>
      <text:p text:style-name="P3"/>
      <text:p text:style-name="P3"/>
      <text:p text:style-name="P3"/>
      <text:p text:style-name="P3"/>
      <text:p text:style-name="P3"/>
      <text:p text:style-name="P3"/>
      <text:p text:style-name="P3"/>
      <text:p text:style-name="P28"><text:soft-page-break/>Punto 2</text:p>
      <text:p text:style-name="P28"/>
      <text:p text:style-name="P30">Respecto a <text:span text:style-name="T19">la solución del ejercicio (y las optimizaciones tomadas en cuenta)</text:span></text:p>
      <text:p text:style-name="P8"/>
      <text:p text:style-name="P9"><text:tab/><text:span text:style-name="T19">El programa comienza definiendo e inicializando todas las variables necesarias. Según el N dado, se crean 5 arreglos de tamaño N*N.</text:span></text:p>
      <text:p text:style-name="P9"/>
      <text:p text:style-name="P11">A, B, C siendo arreglos Double que se utilizaran en el calculo y se inicializan en 1. R siendo un arreglo Double que contendrá el resultado final, y D siendo un arreglo de int el cual contendrá valores al azar entre 1 y 40.</text:p>
      <text:p text:style-name="P23">Definir las matrices como alocaciones de memorias permite recorrerlas como queramos, por ejemplo, las matrices B y D, que se utilizaran como segundo componente en las multiplicaciones, se pueden ordenar de tal forma que las columnas se lean de forma secuencial en la memoria, lo que permite aprovechar la localidad de datos a la hora de traer filas de memoria a la cache.</text:p>
      <text:p text:style-name="P9"/>
      <text:p text:style-name="P10">Sabiendo que en el calculo se precisara la potencia a la 2 de los elementos dentro de D, se crea un arreglo de 41 espacios (Se contempla un espacio de mas, ya que los arreglos en C son zero-indexed) que va a contener un valor a la potencia de 2 de cada posible valor en D. Esta cache va a ahorrar tener que hacer esa operación en el momento de la ejecución.</text:p>
      <text:p text:style-name="P10"/>
      <text:p text:style-name="P12">Se definen también todas las variables necesarias para calcular el escalar <text:span text:style-name="T20">(MaxA * MaxB - MinA * MinB) / (PromA * PromB</text:span><text:span text:style-name="T21">)</text:span><text:span text:style-name="T23">, cuyos valores se va a calcular como primer operación una vez que inicia la cuenta de tiempo de ejecución. El calculo se realiza una sola vez, los arreglos A y B se recorren de forma secuencial (ya que el orden de filas o columnas es irrelevante en este caso) y su resultado se guarda en la variable </text:span><text:span text:style-name="T22">op_MinMaxProm</text:span><text:span text:style-name="T24">. Esto evitara tener que calcularla por cada elemento de [A * B] cuando ese momento llegué.</text:span></text:p>
      <text:p text:style-name="P25"/>
      <text:p text:style-name="P13"><text:span text:style-name="T24">Estando ya calculado el escalar y los datos de los arreglos inicializados, se procede a hacer la multiplicación de matrices. Este se hace por bloques, </text:span><text:span text:style-name="T25">lo cual permite, de nuevo, aprovechar la locación de memoria al segmentarlo en bloques pequeños que se pueden trabajar mejor, de manera que se evitan cache misses.</text:span></text:p>
      <text:p text:style-name="P37"><text:span text:style-name="T25">Se usa </text:span><text:span text:style-name="T24">un iterador con variable “i”, el cual se va a usar para referenciar filas, y el iterador “j”, el cual se va a usar para referenciar columnas. Dentro de este, otro iterador anidado “k” se va a usar para definir que bloques se van a multiplicar.</text:span></text:p>
      <text:p text:style-name="P37"><text:span text:style-name="T24"/></text:p>
      <text:p text:style-name="P38"><text:span text:style-name="T24">Decidi definir dos funciones, blkmm_parte1 y blkmm_parte2 para dentro de ellas realizar lo mas que me parecio posible dentro del mismo recorrido de bloque, y asi no desperdiciar tiempo re-iterando.</text:span></text:p>
      <text:p text:style-name="P37"><text:span text:style-name="T24">Primero, la función “blkmm_parte1” va a realizar la multiplicación de [A * B] y multiplicarlas por el escalar, y dejar este resultado adentro de R.</text:span></text:p>
      <text:p text:style-name="P25">Luego, la función “blkmm_parte” va a realizar la multiplicación de [C * Pow2(D)], la cual luego se va a sumar en R, completando así la formula dada.</text:p>
      <text:p text:style-name="P25"/>
      <text:p text:style-name="P12"><text:span text:style-name="T24">En los iteradores “i” y “j”, tanto en el main como en las funciones de multiplicación por bloque, se van a cachear los “offsets” usados en los arreglos para recorrerlos como matrices, en el programa respectivamente “iPos” y “jPos”. </text:span><text:span text:style-name="T25">De esta forma se evita calcular el mismo valor una y otra vez cada vez que se accede a una posición de matriz.</text:span></text:p>
      <text:p text:style-name="P26"/>
      <text:p text:style-name="P29"/>
      <text:p text:style-name="P29"/>
      <text:p text:style-name="P29"/>
      <text:p text:style-name="P29"><text:soft-page-break/>Respecto a el tamaño de bloques:</text:p>
      <text:p text:style-name="P5"/>
      <text:p text:style-name="P5"><text:tab/>El programa, en la forma que lo proveo, se le debe indicar el tamaño de bloque como segundo parámetro, decidí no hardcodear un “ideal”. Sin embargo, tanto en el cluster como en mi maquina local, observe <text:span text:style-name="T12">el mejor rendimiento</text:span> con un BS de 8. A medida que se va subiendo el valor de BS, el rendimiento va cayendo lentamente. Y si se baja a 4, caé considerablemente.</text:p>
      <text:p text:style-name="P5"/>
      <text:p text:style-name="P5">Por lo tanto todas las pruebas se hicieron con un BS de 8.</text:p>
      <text:p text:style-name="P5"/>
      <text:p text:style-name="P29">Tiempos de ejecución.</text:p>
      <text:p text:style-name="P5"/>
      <text:p text:style-name="P7">Con fondo rojo, las pruebas en mi equipo local.</text:p>
      <text:p text:style-name="P5">Con fondo azul, las pruebas en el cluster.</text:p>
      <text:p text:style-name="P5"/>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5">N</text:p>
          </table:table-cell>
          <table:table-cell table:style-name="Tabla1.A1" office:value-type="string">
            <text:p text:style-name="P15">512</text:p>
          </table:table-cell>
          <table:table-cell table:style-name="Tabla1.A1" office:value-type="string">
            <text:p text:style-name="P15">1024</text:p>
          </table:table-cell>
          <table:table-cell table:style-name="Tabla1.A1" office:value-type="string">
            <text:p text:style-name="P15">2048</text:p>
          </table:table-cell>
          <table:table-cell table:style-name="Tabla1.E1" office:value-type="string">
            <text:p text:style-name="P15">4096</text:p>
          </table:table-cell>
        </table:table-row>
        <table:table-row table:style-name="Tabla1.2">
          <table:table-cell table:style-name="Tabla1.A2" office:value-type="string">
            <text:p text:style-name="P15">Sin opt.</text:p>
          </table:table-cell>
          <table:table-cell table:style-name="Tabla1.A2" office:value-type="string">
            <text:p text:style-name="P18">1.3<text:span text:style-name="T27">9675</text:span></text:p>
          </table:table-cell>
          <table:table-cell table:style-name="Tabla1.A2" office:value-type="string">
            <text:p text:style-name="P18">11.3<text:span text:style-name="T27">5209</text:span></text:p>
          </table:table-cell>
          <table:table-cell table:style-name="Tabla1.A2" office:value-type="string">
            <text:p text:style-name="P18"><text:span text:style-name="T28">90</text:span>.<text:span text:style-name="T28">18601</text:span></text:p>
          </table:table-cell>
          <table:table-cell table:style-name="Tabla1.E2" office:value-type="string">
            <text:p text:style-name="P19">729.20667</text:p>
          </table:table-cell>
        </table:table-row>
        <table:table-row table:style-name="Tabla1.2">
          <table:table-cell table:style-name="Tabla1.A2" office:value-type="string">
            <text:p text:style-name="P15">-O1</text:p>
          </table:table-cell>
          <table:table-cell table:style-name="Tabla1.A2" office:value-type="string">
            <text:p text:style-name="P21">0.37325</text:p>
          </table:table-cell>
          <table:table-cell table:style-name="Tabla1.A2" office:value-type="string">
            <text:p text:style-name="P21">3.08465</text:p>
          </table:table-cell>
          <table:table-cell table:style-name="Tabla1.A2" office:value-type="string">
            <text:p text:style-name="P16">2<text:span text:style-name="T27">4</text:span>.<text:span text:style-name="T27">41620</text:span></text:p>
          </table:table-cell>
          <table:table-cell table:style-name="Tabla1.E2" office:value-type="string">
            <text:p text:style-name="P16">19<text:span text:style-name="T27">7</text:span>.18025</text:p>
          </table:table-cell>
        </table:table-row>
        <table:table-row table:style-name="Tabla1.2">
          <table:table-cell table:style-name="Tabla1.A2" office:value-type="string">
            <text:p text:style-name="P14">-<text:span text:style-name="T6">O2</text:span></text:p>
          </table:table-cell>
          <table:table-cell table:style-name="Tabla1.A2" office:value-type="string">
            <text:p text:style-name="P16">0.2<text:span text:style-name="T27">475</text:span>1</text:p>
          </table:table-cell>
          <table:table-cell table:style-name="Tabla1.A2" office:value-type="string">
            <text:p text:style-name="P21">1.98518</text:p>
          </table:table-cell>
          <table:table-cell table:style-name="Tabla1.A2" office:value-type="string">
            <text:p text:style-name="P16">15.<text:span text:style-name="T27">94313</text:span></text:p>
          </table:table-cell>
          <table:table-cell table:style-name="Tabla1.E2" office:value-type="string">
            <text:p text:style-name="P16">125.02348</text:p>
          </table:table-cell>
        </table:table-row>
        <table:table-row table:style-name="Tabla1.2">
          <table:table-cell table:style-name="Tabla1.A2" office:value-type="string">
            <text:p text:style-name="P14">-<text:span text:style-name="T6">O3</text:span></text:p>
          </table:table-cell>
          <table:table-cell table:style-name="Tabla1.A2" office:value-type="string">
            <text:p text:style-name="P6">0.2<text:span text:style-name="T27">1538</text:span></text:p>
          </table:table-cell>
          <table:table-cell table:style-name="Tabla1.A2" office:value-type="string">
            <text:p text:style-name="P6">1.<text:span text:style-name="T27">73081</text:span></text:p>
          </table:table-cell>
          <table:table-cell table:style-name="Tabla1.A2" office:value-type="string">
            <text:p text:style-name="P6">1<text:span text:style-name="T27">3</text:span>.<text:span text:style-name="T27">63011</text:span></text:p>
          </table:table-cell>
          <table:table-cell table:style-name="Tabla1.E2" office:value-type="string">
            <text:p text:style-name="P16">1<text:span text:style-name="T27">12</text:span>,09676</text:p>
          </table:table-cell>
        </table:table-row>
        <table:table-row table:style-name="Tabla1.2">
          <table:table-cell table:style-name="Tabla1.A6" office:value-type="string">
            <text:p text:style-name="P15">Sin opt.</text:p>
          </table:table-cell>
          <table:table-cell table:style-name="Tabla1.A6" office:value-type="string">
            <text:p text:style-name="P18">2.<text:span text:style-name="T28">50872</text:span></text:p>
          </table:table-cell>
          <table:table-cell table:style-name="Tabla1.A6" office:value-type="string">
            <text:p text:style-name="P22">20.09981</text:p>
          </table:table-cell>
          <table:table-cell table:style-name="Tabla1.A6" office:value-type="string">
            <text:p text:style-name="P18">157.64532</text:p>
          </table:table-cell>
          <table:table-cell table:style-name="Tabla1.E6" office:value-type="string">
            <text:p text:style-name="P20">1258.64242</text:p>
          </table:table-cell>
        </table:table-row>
        <table:table-row table:style-name="Tabla1.2">
          <table:table-cell table:style-name="Tabla1.A6" office:value-type="string">
            <text:p text:style-name="P15">-O1</text:p>
          </table:table-cell>
          <table:table-cell table:style-name="Tabla1.A6" office:value-type="string">
            <text:p text:style-name="P17">0.<text:span text:style-name="T27">56946</text:span></text:p>
          </table:table-cell>
          <table:table-cell table:style-name="Tabla1.A6" office:value-type="string">
            <text:p text:style-name="P21">4.57698</text:p>
          </table:table-cell>
          <table:table-cell table:style-name="Tabla1.A6" office:value-type="string">
            <text:p text:style-name="P16">3<text:span text:style-name="T27">6</text:span>.<text:span text:style-name="T27">71882</text:span></text:p>
          </table:table-cell>
          <table:table-cell table:style-name="Tabla1.E6" office:value-type="string">
            <text:p text:style-name="P18"><text:span text:style-name="T28">295</text:span>.<text:span text:style-name="T28">88128</text:span></text:p>
          </table:table-cell>
        </table:table-row>
        <table:table-row table:style-name="Tabla1.2">
          <table:table-cell table:style-name="Tabla1.A6" office:value-type="string">
            <text:p text:style-name="P14">-<text:span text:style-name="T6">O2</text:span></text:p>
          </table:table-cell>
          <table:table-cell table:style-name="Tabla1.A6" office:value-type="string">
            <text:p text:style-name="P16">0.4<text:span text:style-name="T27">3884</text:span></text:p>
          </table:table-cell>
          <table:table-cell table:style-name="Tabla1.A6" office:value-type="string">
            <text:p text:style-name="P16">3.<text:span text:style-name="T27">53</text:span>755</text:p>
          </table:table-cell>
          <table:table-cell table:style-name="Tabla1.A6" office:value-type="string">
            <text:p text:style-name="P16">2<text:span text:style-name="T27">8</text:span>.<text:span text:style-name="T27">36</text:span>683</text:p>
          </table:table-cell>
          <table:table-cell table:style-name="Tabla1.E6" office:value-type="string">
            <text:p text:style-name="P16">22<text:span text:style-name="T27">7</text:span>.41809</text:p>
          </table:table-cell>
        </table:table-row>
        <table:table-row table:style-name="Tabla1.2">
          <table:table-cell table:style-name="Tabla1.A6" office:value-type="string">
            <text:p text:style-name="P14">-<text:span text:style-name="T6">O3</text:span></text:p>
          </table:table-cell>
          <table:table-cell table:style-name="Tabla1.A6" office:value-type="string">
            <text:p text:style-name="P6">0.<text:span text:style-name="T27">41219</text:span></text:p>
          </table:table-cell>
          <table:table-cell table:style-name="Tabla1.A6" office:value-type="string">
            <text:p text:style-name="P6">3.<text:span text:style-name="T27">38240</text:span></text:p>
          </table:table-cell>
          <table:table-cell table:style-name="Tabla1.A6" office:value-type="string">
            <text:p text:style-name="P6">2<text:span text:style-name="T27">7</text:span>.<text:span text:style-name="T27">06</text:span>255</text:p>
          </table:table-cell>
          <table:table-cell table:style-name="Tabla1.E6" office:value-type="string">
            <text:p text:style-name="P17">2<text:span text:style-name="T27">19</text:span>.60603</text:p>
          </table:table-cell>
        </table:table-row>
      </table:table>
      <text:p text:style-name="P24"/>
      <text:p text:style-name="P33">Se observa que:</text:p>
      <text:p text:style-name="P33"/>
      <text:list xml:id="list3641175923" text:style-name="L2">
        <text:list-item>
          <text:p text:style-name="P39"><text:span text:style-name="T13">Invariable de la optimización, de </text:span>un salto de N al siguiente, se ve una <text:span text:style-name="T14">aumento</text:span> de <text:span text:style-name="T14">~</text:span>8<text:span text:style-name="T14">x</text:span> <text:span text:style-name="T14">en el </text:span>tiempo de ejecución. <text:span text:style-name="T14">Con cada duplicación de N </text:span>aumenta en 8 <text:span text:style-name="T14">el numero de</text:span> celdas, <text:span text:style-name="T14">así que</text:span> esto <text:span text:style-name="T14">es esperado</text:span>. <text:span text:style-name="T15">La versión N=4096 sin optimización en la PC local parece romper esta regla, la única explicación posible (y conociendo mi equipo, la mas probable) es que algún proceso del SO decidió correr en ese momento.</text:span></text:p>
        </text:list-item>
        <text:list-item>
          <text:p text:style-name="P40">La perdida de rendimiento mas “brutal” se observa pasando de -O1 a nada.</text:p>
          <text:list>
            <text:list-item>
              <text:p text:style-name="P41">En la maquina local:</text:p>
              <text:list>
                <text:list-item>
                  <text:p text:style-name="P41">De -O1 a nada, se observa una perdida ~4x de rendimiento.</text:p>
                </text:list-item>
                <text:list-item>
                  <text:p text:style-name="P41">La perdida de -O2 a -O1 parece ser de un ~30%</text:p>
                </text:list-item>
                <text:list-item>
                  <text:p text:style-name="P41">De -O3 a -O2 es mucho menor, <text:span text:style-name="T28">menos de </text:span>10%</text:p>
                </text:list-item>
              </text:list>
            </text:list-item>
            <text:list-item>
              <text:p text:style-name="P41">En el cluster:</text:p>
              <text:list>
                <text:list-item>
                  <text:p text:style-name="P41">De -O1 a nada, también se observa algo de ~4x de perdida.</text:p>
                </text:list-item>
                <text:list-item>
                  <text:p text:style-name="P43"><text:span text:style-name="T10">De -O2 a -O1, la diferencia aumenta comparada a la maquina local, </text:span><text:span text:style-name="T11">algo</text:span><text:span text:style-name="T10"> </text:span><text:span text:style-name="T11">mas</text:span><text:span text:style-name="T10"> de 50%</text:span></text:p>
                </text:list-item>
                <text:list-item>
                  <text:p text:style-name="P43"><text:span text:style-name="T10">De -O3 a -O2 esto se repite, ahora al rededor de ~1</text:span><text:span text:style-name="T11">5</text:span><text:span text:style-name="T10">%</text:span></text:p>
                </text:list-item>
              </text:list>
            </text:list-item>
          </text:list>
        </text:list-item>
        <text:list-item>
          <text:p text:style-name="P42">No contemple el uso de -Ofast, ya que no se mencionó en clase hasta donde vi, y por lo que leí no se recomienda para aplicaciones matemáticas/científica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1T15:20:04.761451556</meta:creation-date>
    <dc:date>2023-04-14T19:38:46.047080018</dc:date>
    <meta:editing-duration>PT1H22M17S</meta:editing-duration>
    <meta:editing-cycles>17</meta:editing-cycles>
    <meta:generator>LibreOffice/7.3.7.2$Linux_X86_64 LibreOffice_project/30$Build-2</meta:generator>
    <meta:document-statistic meta:table-count="1" meta:image-count="0" meta:object-count="0" meta:page-count="3" meta:paragraph-count="103" meta:word-count="1138" meta:character-count="6355" meta:non-whitespace-character-count="5312"/>
  </office:meta>
</office:document-meta>
</file>